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LTStd" svg:font-family="TimesLTStd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8715in" fo:margin-left="0in" fo:margin-top="0in" fo:margin-bottom="0in" table:align="left" style:writing-mode="lr-tb"/>
    </style:style>
    <style:style style:name="Table3.A" style:family="table-column">
      <style:table-column-properties style:column-width="4.7458in"/>
    </style:style>
    <style:style style:name="Table3.B" style:family="table-column">
      <style:table-column-properties style:column-width="2.1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0.5pt solid #000000"/>
    </style:style>
    <style:style style:name="Table4" style:family="table">
      <style:table-properties style:width="6.8715in" fo:margin-left="0in" fo:margin-top="0in" fo:margin-bottom="0in" table:align="left" style:writing-mode="lr-tb"/>
    </style:style>
    <style:style style:name="Table4.A" style:family="table-column">
      <style:table-column-properties style:column-width="4.7458in"/>
    </style:style>
    <style:style style:name="Table4.B" style:family="table-column">
      <style:table-column-properties style:column-width="2.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0.5pt solid #000000"/>
    </style:style>
    <style:style style:name="Table5" style:family="table">
      <style:table-properties style:width="6.8715in" fo:margin-left="0in" fo:margin-top="0in" fo:margin-bottom="0in" table:align="left" style:writing-mode="lr-tb"/>
    </style:style>
    <style:style style:name="Table5.A" style:family="table-column">
      <style:table-column-properties style:column-width="4.7458in"/>
    </style:style>
    <style:style style:name="Table5.B" style:family="table-column">
      <style:table-column-properties style:column-width="2.1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0.5pt solid #000000"/>
    </style:style>
    <style:style style:name="P1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bb5b"/>
    </style:style>
    <style:style style:name="P2" style:family="paragraph" style:parent-style-name="Standard">
      <style:text-properties fo:font-size="10pt" officeooo:paragraph-rsid="0016bb5b" style:font-size-asian="10pt" style:font-size-complex="10pt"/>
    </style:style>
    <style:style style:name="P3" style:family="paragraph" style:parent-style-name="Standard">
      <style:text-properties officeooo:paragraph-rsid="0016bb5b" text:display="none"/>
    </style:style>
    <style:style style:name="P4" style:family="paragraph" style:parent-style-name="Standard">
      <style:text-properties style:font-name="TimesLTStd" fo:font-size="11pt" officeooo:paragraph-rsid="0016bb5b" style:font-size-asian="11pt" style:font-size-complex="11pt"/>
    </style:style>
    <style:style style:name="P5" style:family="paragraph" style:parent-style-name="Standard">
      <style:text-properties officeooo:paragraph-rsid="0016bb5b"/>
    </style:style>
    <style:style style:name="P6" style:family="paragraph" style:parent-style-name="Standard">
      <style:paragraph-properties fo:margin-top="0.1945in" fo:margin-bottom="0.1945in" loext:contextual-spacing="false"/>
      <style:text-properties officeooo:paragraph-rsid="0016bb5b"/>
    </style:style>
    <style:style style:name="P7" style:family="paragraph" style:parent-style-name="Standard">
      <style:paragraph-properties fo:margin-top="0.1945in" fo:margin-bottom="0.1945in" loext:contextual-spacing="false" fo:break-before="page"/>
      <style:text-properties officeooo:paragraph-rsid="0016bb5b"/>
    </style:style>
    <style:style style:name="P8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bb5b"/>
    </style:style>
    <style:style style:name="P9" style:family="paragraph" style:parent-style-name="Standard">
      <style:paragraph-properties fo:margin-left="0.9374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bb5b"/>
    </style:style>
    <style:style style:name="P10" style:family="paragraph" style:parent-style-name="Standard">
      <style:paragraph-properties fo:margin-left="0.9374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officeooo:paragraph-rsid="0016bb5b" style:font-size-asian="11pt" style:font-name-complex="Courier New" style:font-size-complex="11pt"/>
    </style:style>
    <style:style style:name="P11" style:family="paragraph" style:parent-style-name="Standard">
      <style:paragraph-properties fo:margin-left="0.9374in" fo:margin-right="0in" fo:margin-top="0.1945in" fo:margin-bottom="0.1945in" loext:contextual-spacing="true" fo:text-indent="0in" style:auto-text-indent="false"/>
      <style:text-properties officeooo:paragraph-rsid="0016bb5b"/>
    </style:style>
    <style:style style:name="P12" style:family="paragraph" style:parent-style-name="Standard">
      <style:paragraph-properties fo:margin-top="0.1945in" fo:margin-bottom="0.1945in" loext:contextual-spacing="true"/>
      <style:text-properties officeooo:paragraph-rsid="0016bb5b"/>
    </style:style>
    <style:style style:name="T1" style:family="text">
      <style:text-properties style:font-name="Time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" fo:font-size="11pt" style:font-size-asian="11pt" style:font-size-complex="11pt"/>
    </style:style>
    <style:style style:name="T3" style:family="text">
      <style:text-properties style:font-name="Times" fo:font-size="11pt" officeooo:rsid="0016bb5b" style:font-size-asian="11pt" style:font-size-complex="11pt"/>
    </style:style>
    <style:style style:name="T4" style:family="text">
      <style:text-properties style:font-name="TimesLTStd" fo:font-size="11pt" style:font-size-asian="11pt" style:font-size-complex="11pt"/>
    </style:style>
    <style:style style:name="T5" style:family="text">
      <style:text-properties style:font-name="Courier" fo:font-size="11pt" style:font-size-asian="11pt" style:font-name-complex="Courier New" style:font-size-complex="11pt"/>
    </style:style>
    <style:style style:name="T6" style:family="text">
      <style:text-properties style:font-name="Courier" fo:font-size="11pt" style:font-size-asian="11pt" style:font-size-complex="11pt"/>
    </style:style>
    <style:style style:name="T7" style:family="text">
      <style:text-properties style:font-name="Courier" fo:font-size="11pt" fo:background-color="#cccccc" loext:char-shading-value="0" style:font-size-asian="11pt" style:font-name-complex="Courier New" style:font-size-complex="11pt"/>
    </style:style>
    <style:style style:name="T8" style:family="text">
      <style:text-properties style:font-name="Courier" fo:font-size="11pt" fo:background-color="#cccccc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Question 2</text:span></text:p>
      <text:p text:style-name="P6"><text:span text:style-name="T1">15 minutes to complete, 5 minutes to upload answer.</text:span></text:p>
      <text:p text:style-name="P6"><text:span text:style-name="T2">This question involves analyzing and modifying a string. The following Phrase class maintains a phrase in an instance variable and has methods that access and make changes to the phrase. You will write two methods of the Phrase class.</text:span><text:span text:style-name="T4"> </text:span></text:p>
      <text:p text:style-name="P8"><text:span text:style-name="T5"><text:s text:c="5"/>public class Phrase</text:span></text:p>
      <text:p text:style-name="P8"><text:span text:style-name="T5"><text:s text:c="5"/>{</text:span></text:p>
      <text:p text:style-name="P9"><text:span text:style-name="T7">private String currentPhrase</text:span><text:span text:style-name="T5">;</text:span></text:p>
      <text:p text:style-name="P10"/>
      <text:p text:style-name="P11"><text:span text:style-name="T2">/** Constructs a new Phrase object.</text:span><text:span text:style-name="T4"> </text:span><text:span text:style-name="T6">*/ </text:span></text:p>
      <text:p text:style-name="P11"><text:span text:style-name="T8">public Phrase(String p)<text:line-break/></text:span><text:span text:style-name="T6">{ currentPhrase = p; } </text:span></text:p>
      <text:p text:style-name="P11"/>
      <text:p text:style-name="P11"><text:span text:style-name="T2">/** Returns an integer array containing each index of occurrence of str in the current phrase.</text:span></text:p>
      <text:p text:style-name="P11"><text:span text:style-name="T2">* <text:s text:c="3"/>returns null if there is no occurrence of str. </text:span></text:p>
      <text:p text:style-name="P11"><text:span text:style-name="T2">* <text:s text:c="3"/></text:span><text:span text:style-name="T1">Precondition: </text:span><text:span text:style-name="T2">str.length() &gt; 0 and n &gt; 0 </text:span></text:p>
      <text:p text:style-name="P11"><text:span text:style-name="T2">* <text:s text:c="3"/></text:span><text:span text:style-name="T1">Postcondition: </text:span><text:span text:style-name="T2">the current phrase is not modified. </text:span></text:p>
      <text:p text:style-name="P11"><text:span text:style-name="T2">*/</text:span><text:span text:style-name="T6"> </text:span></text:p>
      <text:p text:style-name="P9"><text:span text:style-name="T7">public int[] findAllOccurrences(String str)</text:span></text:p>
      <text:p text:style-name="P11"><text:span text:style-name="T6">{ /* </text:span><text:span text:style-name="T4">implementation not shown </text:span><text:span text:style-name="T6">*/ } </text:span></text:p>
      <text:p text:style-name="P11"/>
      <text:p text:style-name="P11"><text:span text:style-name="T2">/** Modifies the current phrase by replacing each occurrence of str with repl. </text:span></text:p>
      <text:p text:style-name="P11"><text:span text:style-name="T2">* <text:s text:c="3"/>If there is no occurrence of str, the current phrase is unchanged. </text:span></text:p>
      <text:p text:style-name="P11"><text:span text:style-name="T2">* <text:s text:c="3"/></text:span><text:span text:style-name="T1">Precondition: </text:span><text:span text:style-name="T2">str.length() &gt; 0 */</text:span><text:span text:style-name="T6"> </text:span></text:p>
      <text:p text:style-name="P9"><text:span text:style-name="T7">public void replaceAllOccurrences(String str, String repl)</text:span></text:p>
      <text:p text:style-name="P11"><text:span text:style-name="T6">{ /* </text:span><text:span text:style-name="T4">to be implemented </text:span><text:span text:style-name="T6">*/ } </text:span></text:p>
      <text:p text:style-name="P11"/>
      <text:p text:style-name="P11"><text:span text:style-name="T2">/** Returns a string containing the current phrase.</text:span><text:span text:style-name="T4"> </text:span><text:span text:style-name="T6">*/ </text:span></text:p>
      <text:p text:style-name="P11"><text:span text:style-name="T8">public String toString()<text:line-break/></text:span><text:span text:style-name="T6">{ return currentPhrase; } </text:span></text:p>
      <text:p text:style-name="P12"><text:span text:style-name="T6"><text:tab/>} </text:span></text:p>
      <text:p text:style-name="P12"/>
      <text:p text:style-name="P6"><text:span text:style-name="T2"/></text:p>
      <text:p text:style-name="P7"><text:span text:style-name="T2">Write the Phrase method replaceAllOccurrences, which will replace each occurrence of the string str with the string repl. If no occurrences exist, currentPhrase remains unchanged. </text:span></text:p>
      <text:p text:style-name="P6"><text:span text:style-name="T2">Several examples of the behavior of the method replaceAllOccurrences are shown below.</text:span><text:span text:style-name="T4"> <text:s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5">Phrase phrase1 = new Phrase("A cat ate.");</text:span></text:p>
            <text:p text:style-name="P1"><text:span text:style-name="T5">phrase1.replaceAllOccurrences("ate”, "slept");</text:span></text:p>
            <text:p text:style-name="P1"><text:span text:style-name="T5">System.out.println(phrase1);</text:span></text:p>
            <text:p text:style-name="P5"/>
          </table:table-cell>
          <table:table-cell table:style-name="Table3.A1" office:value-type="string">
            <text:p text:style-name="P1"><text:span text:style-name="T5">A cat slept.</text:span></text:p>
            <text:p text:style-name="P2"/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5">Phrase phrase2 = new Phrase("aaaa");</text:span></text:p>
            <text:p text:style-name="P1"><text:span text:style-name="T5">Phrase2.replaceAllOccurrences("aa", "xx");</text:span></text:p>
            <text:p text:style-name="P1"><text:span text:style-name="T5">System.out.println(phrase4);</text:span></text:p>
            <text:p text:style-name="P5"/>
          </table:table-cell>
          <table:table-cell table:style-name="Table4.A1" office:value-type="string">
            <text:p text:style-name="P6"><text:span text:style-name="T6">xxxx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5">Phrase phrase3 = new Phrase("aaaa");</text:span></text:p>
            <text:p text:style-name="P1"><text:span text:style-name="T5">Phrase3.replaceAllOccurrences("aa", "bbb");</text:span></text:p>
            <text:p text:style-name="P1"><text:span text:style-name="T5">System.out.println(phrase5);</text:span></text:p>
            <text:p text:style-name="P5"/>
          </table:table-cell>
          <table:table-cell table:style-name="Table5.A1" office:value-type="string">
            <text:p text:style-name="P6"><text:span text:style-name="T6">bbbbbb</text:span></text:p>
          </table:table-cell>
        </table:table-row>
      </table:table>
      <text:p text:style-name="P4"/>
      <text:p text:style-name="P7"><text:span text:style-name="T2">Complete method</text:span><text:span text:style-name="T4"> </text:span><text:span text:style-name="T6">replaceAllOccurrences </text:span><text:span text:style-name="T2">below</text:span><text:span text:style-name="T4">. </text:span></text:p>
      <text:p text:style-name="P12"><text:span text:style-name="T2">/** Modifies the current phrase by replacing each occurrence of str with repl. </text:span></text:p>
      <text:p text:style-name="P12"><text:span text:style-name="T2">* <text:s text:c="3"/>If there is no occurrence of str, the current phrase is unchanged. </text:span></text:p>
      <text:p text:style-name="P12"><text:span text:style-name="T2">* <text:s text:c="3"/></text:span><text:span text:style-name="T1">Precondition: </text:span><text:span text:style-name="T2">str.length() &gt; 0 and n &gt; 0 */</text:span><text:span text:style-name="T6"> </text:span></text:p>
      <text:p text:style-name="P12"/>
      <text:p text:style-name="P6"><text:span text:style-name="T6">public void replaceAllOccurrences(String str, String repl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LTStd" svg:font-family="TimesLTStd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8:40:52.473904417</meta:creation-date>
    <dc:date>2020-04-22T19:47:57.392449639</dc:date>
    <meta:editing-duration>PT1H7M5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3" meta:paragraph-count="42" meta:word-count="303" meta:character-count="2076" meta:non-whitespace-character-count="1761"/>
  </office:meta>
</office:document-meta>
</file>